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Nimbus Mono L" svg:font-family="'Nimbus Mono L'" style:font-adornments="Regular" style:font-family-generic="modern" style:font-pitch="fixed"/>
    <style:font-face style:name="Apple Garamond" svg:font-family="'Apple Garamond'"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Code">
      <style:paragraph-properties fo:text-align="center" style:justify-single-word="false"/>
    </style:style>
    <style:style style:name="P2" style:family="paragraph" style:parent-style-name="Code" style:master-page-name="">
      <style:paragraph-properties fo:text-align="justify" style:justify-single-word="false" style:page-number="auto"/>
    </style:style>
    <style:style style:name="P3" style:family="paragraph" style:parent-style-name="Text_20_body">
      <style:paragraph-properties fo:margin-top="0.0591in" fo:margin-bottom="0.0591in" fo:line-height="150%"/>
    </style:style>
    <style:style style:name="P4" style:family="paragraph" style:parent-style-name="Text_20_body">
      <style:paragraph-properties fo:margin-top="0.0591in" fo:margin-bottom="0.0591in" fo:line-height="150%" fo:text-align="justify" style:justify-single-word="false"/>
    </style:style>
    <style:style style:name="P5" style:family="paragraph" style:parent-style-name="Text_20_body">
      <style:paragraph-properties fo:text-align="center" style:justify-single-word="fals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ariable Scope</text:h>
      <text:p text:style-name="P5"><draw:frame draw:style-name="fr1" draw:name="graphics1" text:anchor-type="paragraph" svg:width="6.6665in" svg:height="0.052in" draw:z-index="0"><draw:image xlink:href="../../../../../../usr/lib/libreoffice/share/gallery/rulers/blurulr6.gif" xlink:type="simple" xlink:show="embed" xlink:actuate="onLoad"/></draw:frame></text:p>
      <text:p text:style-name="P4">We have seen about functions in the last section and we have seen about variable before. I think the time is right to type about variable scope. In this chapter we examine how long or how far a variable is valuable when its declared in a particular section of a program. Lets start with a example. Fire up your text editor, type the code <text:s/>below (<text:span text:style-name="Code_20_Char">variable_scope.rb</text:span>) and execute it.</text:p>
      <text:p text:style-name="Code">#!/usr/bin/ruby</text:p>
      <text:p text:style-name="Code"># <text:a xlink:type="simple" xlink:href="https://raw.github.com/mindaslab/ilrx/master/variable_scope.rb">variable_scope.rb</text:a></text:p>
      <text:p text:style-name="Code"/>
      <text:p text:style-name="Code">x = 5</text:p>
      <text:p text:style-name="Code"/>
      <text:p text:style-name="Code">def print_x</text:p>
      <text:p text:style-name="Code"><text:tab/>puts x</text:p>
      <text:p text:style-name="Code">end</text:p>
      <text:p text:style-name="Code"/>
      <text:p text:style-name="Code">print_x</text:p>
      <text:p text:style-name="P3">Output</text:p>
      <text:p text:style-name="Code">variable_scope.rb:7:in `print_x': undefined local variable or method `x' for main:Object (NameError) </text:p>
      <text:p text:style-name="Code"><text:tab/>from variable_scope.rb:10 </text:p>
      <text:p text:style-name="P3">Well you get an error. See that you have declared a variable by typing <text:span text:style-name="Code_20_Char">x = 5</text:span>. In the function <text:span text:style-name="Code_20_Char">print_x</text:span> you tell the ruby program to print out the variable <text:span text:style-name="Code_20_Char">x</text:span>, but it throws a error. Look at the output it says <text:span text:style-name="Code_20_Char">undefined local variable or method `x' for main:Object (NameError) from variable_scope.rb:10</text:span> <text:s/>, well we have defined <text:span text:style-name="Code_20_Char">x</text:span> and have assigned it to value <text:span text:style-name="Code_20_Char">5</text:span> at the beginning, then how come Ruby throws the error. Well we have defined x outside the function <text:span text:style-name="Code_20_Char">print_x</text:span> hence <text:span text:style-name="Code_20_Char">x</text:span> has no scope inside it, so we get an error.</text:p>
      <text:p text:style-name="P3">A good programmer is the one who exploits the advantages provided by a programing language and who is smart enough to play by rules and limitations it imposes. It might look as a real handicap to a newbie that we are not able to access a variable we have assigned outside a function, but as you program and become <text:s/>mature programmer you will realize its blessing in disguise.</text:p>
      <text:p text:style-name="P3">To learn more type the program below (variable_scope_1.rb) in your text editor and execute it. </text:p>
      <text:p text:style-name="Code">#!/usr/bin/ruby</text:p>
      <text:p text:style-name="Code"># <text:a xlink:type="simple" xlink:href="https://raw.github.com/mindaslab/ilrx/master/variable_scope_1.rb">variable_scope_1.rb</text:a></text:p>
      <text:p text:style-name="Code"/>
      <text:p text:style-name="Code">x = 5</text:p>
      <text:p text:style-name="Code"/>
      <text:p text:style-name="Code">def print_x</text:p>
      <text:p text:style-name="Code"><text:tab/>x=3</text:p>
      <text:p text:style-name="Code"><text:tab/>puts x</text:p>
      <text:p text:style-name="Code">end</text:p>
      <text:p text:style-name="Code"/>
      <text:p text:style-name="Code">print_x</text:p>
      <text:p text:style-name="Code">puts x</text:p>
      <text:p text:style-name="P3"><text:soft-page-break/>Output</text:p>
      <text:p text:style-name="Code">3 </text:p>
      <text:p text:style-name="Code">5 </text:p>
      <text:p text:style-name="P3">Take a careful look at the output. First we declare a variable <text:span text:style-name="Code_20_Char">x = 5</text:span> , then in function <text:span text:style-name="Code_20_Char">print_x</text:span> we declare a variable <text:span text:style-name="Code_20_Char">x = 3</text:span>. Note that the variable declared in function <text:span text:style-name="Code_20_Char">print_x</text:span> is not the same one as thats been declared outside the function. Next we call upon the function <text:span text:style-name="Code_20_Char">print_x</text:span> which prints the output as 3 which is expected since inside <text:span text:style-name="Code_20_Char">print_x</text:span> we have written <text:span text:style-name="Code_20_Char">puts x</text:span> after <text:span text:style-name="Code_20_Char">x =3</text:span>. Next statement is the hero here, (outside the function) we have written <text:span text:style-name="Code_20_Char">puts x</text:span> after <text:span text:style-name="Code_20_Char">print_x</text:span>, if you expected to print 3 then you are wrong. Here <text:span text:style-name="Code_20_Char">x</text:span> is the <text:span text:style-name="Code_20_Char">x</text:span> that we have declared it outside the function, here it will get printed as 5. This means that a variable declared inside the function has no scope outside it.</text:p>
      <text:p text:style-name="P3">To know more and to convince ourself that variable declared inside a function has no scope outside it, we will try out another program. Type in the program variable_scope_2.rb into your text editor and execute it.</text:p>
      <text:p text:style-name="Code">#!/usr/bin/ruby</text:p>
      <text:p text:style-name="Code"># <text:a xlink:type="simple" xlink:href="https://raw.github.com/mindaslab/ilrx/master/variable_scope_2.rb">variable_scope_2.rb</text:a></text:p>
      <text:p text:style-name="Code"/>
      <text:p text:style-name="Code">def print_variable</text:p>
      <text:p text:style-name="Code"><text:tab/>y = 3</text:p>
      <text:p text:style-name="Code"><text:tab/>puts y</text:p>
      <text:p text:style-name="Code">end</text:p>
      <text:p text:style-name="Code"/>
      <text:p text:style-name="Code">print_variable</text:p>
      <text:p text:style-name="Code">puts y</text:p>
      <text:p text:style-name="Text_20_body">Output</text:p>
      <text:p text:style-name="Code">3 </text:p>
      <text:p text:style-name="Code">variable_scope_2.rb:10: undefined local variable or method `y' for main:Object (NameError)</text:p>
      <text:p text:style-name="P3">Here is how the program works or here is how the program doesn't works as it throws an error. Take a look at the function <text:span text:style-name="Code_20_Char">print_variable</text:span>, in it we have declared a variable called <text:span text:style-name="Code_20_Char">y</text:span> using statement <text:span text:style-name="Code_20_Char">y = 3</text:span> and told the ruby interpreter to print its value using statement puts <text:span text:style-name="Code_20_Char">y</text:span>. So in the program when we call <text:span text:style-name="Code_20_Char">print_variable</text:span> the <text:span text:style-name="Code_20_Char">y</text:span> is declared and its value 3 is printed without a glitch. Next we say <text:span text:style-name="Code_20_Char">puts y</text:span> outside the function <text:span text:style-name="Code_20_Char">print_variable</text:span>, since <text:span text:style-name="Code_20_Char">y</text:span> is only declared within the function outside it, the variable <text:span text:style-name="Code_20_Char">y</text:span> doesn't exist and in technical terms it has no scope, so the Ruby interpreter throws an error. So we get the error message as follows:</text:p>
      <text:p text:style-name="Code">variable_scope_2.rb:10: undefined local variable or method `y' for main:Object (NameError)</text:p>
      <text:p text:style-name="P1">---- x X x ----</text:p>
      <text:p text:style-name="P3">Looks like Matz (the creator of Ruby) hasn't seen the movie Back to the future. Lets see another program that proves that time travel isn't built into Ruby, type the program below (<text:span text:style-name="Code_20_Char">variable_scope_3.rb</text:span>) into your text editor and execute it.</text:p>
      <text:p text:style-name="Code">#!/usr/bin/ruby</text:p>
      <text:p text:style-name="Code"><text:soft-page-break/># <text:a xlink:type="simple" xlink:href="https://raw.github.com/mindaslab/ilrx/master/variable_scope_3.rb">variable_scope_3.rb</text:a></text:p>
      <text:p text:style-name="Code"/>
      <text:p text:style-name="Code">puts a # you can't access a variable that will be created in future</text:p>
      <text:p text:style-name="Code">a = 10</text:p>
      <text:p text:style-name="P3">Output</text:p>
      <text:p text:style-name="P2">variable_scope_3.rb:4: undefined local variable or method `a' for main:Object (NameError) </text:p>
      <text:p text:style-name="P3">If you have anticipated right, the program throws out an error. We have given <text:span text:style-name="Code_20_Char">puts a</text:span> before <text:span text:style-name="Code_20_Char">a</text:span> has been declared. Ruby interpreter does not consider whats declared in future, so when <text:span text:style-name="Code_20_Char">puts a</text:span> is encountered it, at that point of time <text:span text:style-name="Code_20_Char">a</text:span> is undeclared, and hence an error is thrown. In other words scope of an variable starts only after it has been declared.</text:p>
      <text:h text:style-name="Heading_20_2" text:outline-level="2">Global Variables</text:h>
      <text:p text:style-name="P3">If you are a one who don't like the idea that variables declared outside a function cant be accessed from it, then Ruby provides a way to do it. There are special variables called global variables that can be accessed from any where. Global variables are preceded by a <text:s/>dollar ($) sign. To know about global variables lets see an example. Type the program below (global_variables.rb) and execute it.</text:p>
      <text:p text:style-name="Code">#!/usr/bin/ruby</text:p>
      <text:p text:style-name="Code"># <text:a xlink:type="simple" xlink:href="https://raw.github.com/mindaslab/ilrx/master/global_variables.rb">global_variables.rb</text:a></text:p>
      <text:p text:style-name="Code"/>
      <text:p text:style-name="Code">$x = 5</text:p>
      <text:p text:style-name="Code"/>
      <text:p text:style-name="Code">def print_x</text:p>
      <text:p text:style-name="Code"><text:tab/>$x = 3</text:p>
      <text:p text:style-name="Code"><text:tab/>puts $x</text:p>
      <text:p text:style-name="Code">end</text:p>
      <text:p text:style-name="Code"/>
      <text:p text:style-name="Code">print_x</text:p>
      <text:p text:style-name="Code">puts $x</text:p>
      <text:p text:style-name="P3">Output</text:p>
      <text:p text:style-name="Code">3</text:p>
      <text:p text:style-name="Code">3</text:p>
      <text:p text:style-name="P3">Having run it successfully lets see how it works. First we declare a global variable <text:span text:style-name="Code_20_Char">$x</text:span> and assign it to the value <text:span text:style-name="Code_20_Char">5</text:span> in the statement <text:span text:style-name="Code_20_Char">$x = 5</text:span>. Next we define a function <text:span text:style-name="Code_20_Char">print_x</text:span> in which we change the value of <text:span text:style-name="Code_20_Char">$x</text:span> to <text:span text:style-name="Code_20_Char">3</text:span> using statement <text:span text:style-name="Code_20_Char">$x = 3</text:span>, then we print the value of <text:span text:style-name="Code_20_Char">$x</text:span> using <text:span text:style-name="Code_20_Char">puts $x</text:span>. So obviously we call <text:span text:style-name="Code_20_Char">print_x</text:span> we get the output as <text:span text:style-name="Code_20_Char">3</text:span>. Next outside the function after calling <text:span text:style-name="Code_20_Char">print_x</text:span>, we print the value of <text:span text:style-name="Code_20_Char">$x</text:span> using <text:span text:style-name="Code_20_Char">puts $x</text:span>. If you think it would print <text:span text:style-name="Code_20_Char">5</text:span>, then you are mistaken. Since <text:span text:style-name="Code_20_Char">$x</text:span> can be accessed from any where, and we have called <text:span text:style-name="Code_20_Char">print_x</text:span>, in <text:span text:style-name="Code_20_Char">print_x</text:span> we have changed the value of <text:span text:style-name="Code_20_Char">$x</text:span> to <text:span text:style-name="Code_20_Char">3</text:span>, no matter what, even outside the scope of the function the value of <text:span text:style-name="Code_20_Char">$x</text:span> will be changed.</text:p>
      <text:p text:style-name="P3">Lets see another example to understand global variables better. Look at the example below (<text:a xlink:type="simple" xlink:href="https://raw.github.com/mindaslab/ilrx/master/global_variables_1.rb"><text:span text:style-name="Code_20_Char">global_variables_1.rb</text:span></text:a>), type it in your text editor and execute it</text:p>
      <text:p text:style-name="Code">#!/usr/bin/ruby</text:p>
      <text:p text:style-name="Code"># <text:a xlink:type="simple" xlink:href="https://raw.github.com/mindaslab/ilrx/master/global_variables_1.rb">global_variables_1.rb</text:a></text:p>
      <text:p text:style-name="Code"><text:soft-page-break/></text:p>
      <text:p text:style-name="Code">$x = 5</text:p>
      <text:p text:style-name="Code"/>
      <text:p text:style-name="Code">def print_x</text:p>
      <text:p text:style-name="Code"><text:tab/>puts $x</text:p>
      <text:p text:style-name="Code">end</text:p>
      <text:p text:style-name="Code"/>
      <text:p text:style-name="Code">print_x</text:p>
      <text:p text:style-name="Code">$x = 7</text:p>
      <text:p text:style-name="Code">print_x</text:p>
      <text:p text:style-name="Code">$x = 3</text:p>
      <text:p text:style-name="Code">print_x</text:p>
      <text:p text:style-name="P3">here is how the output of the program looks like</text:p>
      <text:p text:style-name="Code">5 </text:p>
      <text:p text:style-name="Code">7 </text:p>
      <text:p text:style-name="Code">3 </text:p>
      <text:p text:style-name="P3">Lets see how the program works. At first we declare a global variable <text:span text:style-name="Code_20_Char">$x</text:span> and assign it to value five using <text:span text:style-name="Code_20_Char">$x = 5</text:span>, then we define a function called <text:span text:style-name="Code_20_Char">print_x</text:span> <text:s/>in which we just print out the value of <text:span text:style-name="Code_20_Char">$x</text:span> using <text:span text:style-name="Code_20_Char">puts $x</text:span> statement. While we call the first <text:span text:style-name="Code_20_Char">print_x </text:span>statement, the value of <text:span text:style-name="Code_20_Char">$x</text:span> is 5 and hence 5 gets printed. Next we change the value of <text:span text:style-name="Code_20_Char">$x</text:span> to 7 in statement <text:span text:style-name="Code_20_Char">$x = 7</text:span> and when we call <text:span text:style-name="Code_20_Char">print_x</text:span>, the value of <text:span text:style-name="Code_20_Char">$x</text:span> which is now 7 gets printed. Finally we set <text:span text:style-name="Code_20_Char">$x</text:span> to 3 using <text:span text:style-name="Code_20_Char">$x = 3</text:span>, when we call <text:span text:style-name="Code_20_Char">print_x </text:span>for the final time 3 gets printed out.</text:p>
      <text:p text:style-name="P3">This program proves that global variables can be manipulated from any where and these manipulated values can be accessed from any where.</text:p>
      <text:p text:style-name="P3">Next arises a question weather global variable and local variable can have the same name. The answer is yes. Its because global variables start with a $ sign and local variables start with a letter or underscore character, so ruby can clearly tell the difference between them. Lets see a program that proves this, read, learn type and execute the program given below (global_variables_2.rb). Once you are done with it, we will see how it works.</text:p>
      <text:p text:style-name="Code">#!/usr/bin/ruby</text:p>
      <text:p text:style-name="Code"># <text:a xlink:type="simple" xlink:href="https://raw.github.com/mindaslab/ilrx/master/global_variables_2.rb">global_variables_2.rb</text:a></text:p>
      <text:p text:style-name="Code"/>
      <text:p text:style-name="Code">$x = 5</text:p>
      <text:p text:style-name="Code">x = 5</text:p>
      <text:p text:style-name="Code"/>
      <text:p text:style-name="Code">def print_x</text:p>
      <text:p text:style-name="Code"><text:tab/>$x = 3</text:p>
      <text:p text:style-name="Code"><text:tab/>x = 3</text:p>
      <text:p text:style-name="Code"><text:tab/>puts "In print_x"</text:p>
      <text:p text:style-name="Code"><text:tab/>puts "$x = "+$x.to_s</text:p>
      <text:p text:style-name="Code"><text:tab/>puts "x = "+x.to_s</text:p>
      <text:p text:style-name="Code">end</text:p>
      <text:p text:style-name="Code"/>
      <text:p text:style-name="Code"/>
      <text:p text:style-name="Code">print_x</text:p>
      <text:p text:style-name="Code">puts "Outside print_x"</text:p>
      <text:p text:style-name="Code">puts "$x = "+$x.to_s</text:p>
      <text:p text:style-name="Code">puts "x = "+x.to_s</text:p>
      <text:p text:style-name="P3">Output</text:p>
      <text:p text:style-name="Code"><text:soft-page-break/>In print_x </text:p>
      <text:p text:style-name="Code">$x = 3 </text:p>
      <text:p text:style-name="Code">x = 3 </text:p>
      <text:p text:style-name="Code">Outside print_x </text:p>
      <text:p text:style-name="Code">$x = 3 </text:p>
      <text:p text:style-name="Code">x = 5 </text:p>
      <text:p text:style-name="P3">In the above program we declare two variables one global <text:span text:style-name="Code_20_Char">$x</text:span> and assign it to value 5 and another local <text:span text:style-name="Code_20_Char">x</text:span> and assign it to value 3 in the following lines</text:p>
      <text:p text:style-name="Code">$x = 5</text:p>
      <text:p text:style-name="Code">x = 5</text:p>
      <text:p text:style-name="P3">Next we create a function <text:span text:style-name="Code_20_Char">print_x</text:span> in which we change the value of <text:span text:style-name="Code_20_Char">$x</text:span> to 3, since <text:span text:style-name="Code_20_Char">$x</text:span> is global, the change is affected every where in the program, next we have <text:s/>statement <text:span text:style-name="Code_20_Char">x =3</text:span>, this variable <text:span text:style-name="Code_20_Char">x</text:span> is local one and is different from<text:span text:style-name="Code_20_Char"> x = 5</text:span> which we defined outside the function. Next we will tell the program to print the values of <text:span text:style-name="Code_20_Char">$x</text:span> and local <text:span text:style-name="Code_20_Char">x</text:span> using he following statements</text:p>
      <text:p text:style-name="P2">puts "$x = "+$x.to_s</text:p>
      <text:p text:style-name="Code">puts "x = "+x.to_s</text:p>
      <text:p text:style-name="P3">OK, when the program encounters the <text:span text:style-name="Code_20_Char">print_x</text:span> call, we get the following output</text:p>
      <text:p text:style-name="Code">In print_x </text:p>
      <text:p text:style-name="Code">$x = 3 </text:p>
      <text:p text:style-name="Code">x = 3 </text:p>
      <text:p text:style-name="P3">Note that <text:span text:style-name="Code_20_Char">$x</text:span> is now 3 and local <text:span text:style-name="Code_20_Char">x</text:span> is also 3. Now outside the function we print the values of <text:span text:style-name="Code_20_Char">$x</text:span> and <text:span text:style-name="Code_20_Char">x</text:span> using the following statements (last 3 lines of the program)</text:p>
      <text:p text:style-name="Code">puts "Outside print_x"</text:p>
      <text:p text:style-name="Code">puts "$x = "+$x.to_s</text:p>
      <text:p text:style-name="Code">puts "x = "+x.to_s</text:p>
      <text:p text:style-name="P3">When these statements are executed, we get the following output</text:p>
      <text:p text:style-name="Code">Outside print_x </text:p>
      <text:p text:style-name="Code">$x = 3 </text:p>
      <text:p text:style-name="Code">x = 5 </text:p>
      <text:p text:style-name="P3">Here as <text:span text:style-name="Code_20_Char">$x</text:span> has been assigned to 3, 3 is printed as its value. <text:span text:style-name="Code_20_Char">x</text:span> over here remains 5 as here <text:span text:style-name="Code_20_Char">x</text:span> refers to not the <text:span text:style-name="Code_20_Char">x</text:span> thats defined inside <text:span text:style-name="Code_20_Char">print_x</text:span>, but the one thats defined out of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Nimbus Mono L" svg:font-family="'Nimbus Mono L'" style:font-adornments="Regular" style:font-family-generic="modern" style:font-pitch="fixed"/>
    <style:font-face style:name="Apple Garamond" svg:font-family="'Apple Garamond'"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IN"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ackground-color="transparent" fo:padding="0in" fo:border="none" style:shadow="none">
        <style:tab-stops/>
        <style:background-image/>
      </style:paragraph-properties>
      <style:text-properties fo:color="#ff0000" style:font-name="Apple Garamond" fo:font-size="32pt" fo:font-weight="normal" style:font-size-asian="115%" style:font-weight-asian="bold" style:font-size-complex="115%" style:font-weight-complex="bold"/>
    </style:style>
    <style:style style:name="Code" style:family="paragraph" style:parent-style-name="Text_20_body">
      <style:paragraph-properties fo:margin-top="0in" fo:margin-bottom="0in" style:line-height-at-least="0in" fo:background-color="transparent" style:shadow="none">
        <style:background-image/>
      </style:paragraph-properties>
      <style:text-properties style:font-name="Nimbus Mono L" fo:font-size="10pt" style:font-size-asian="10.5pt"/>
    </style:style>
    <style:style style:name="Heading_20_2" style:display-name="Heading 2" style:family="paragraph" style:parent-style-name="Heading" style:next-style-name="Text_20_body" style:default-outline-level="2" style:class="text">
      <style:text-properties fo:color="#ff0000" style:font-name="Apple Garamond" fo:font-size="20pt" fo:font-style="normal" fo:font-weight="bold" style:font-size-asian="14pt" style:font-style-asian="italic" style:font-weight-asian="bold" style:font-size-complex="14pt" style:font-style-complex="italic" style:font-weight-complex="bold"/>
    </style:style>
    <style:style style:name="Code_20_Char" style:display-name="Code Char" style:family="text">
      <style:text-properties style:font-name="Nimbus Mono L" fo:font-size="10pt" fo:font-style="oblique"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2-02T17:13:00</meta:creation-date>
    <meta:generator>LibreOffice/3.5$Linux_X86_64 LibreOffice_project/350m1$Build-2</meta:generator>
    <dc:date>2012-08-15T22:32:01</dc:date>
    <dc:creator>Karthikeyan K</dc:creator>
    <meta:editing-duration>PT1H1M39S</meta:editing-duration>
    <meta:editing-cycles>11</meta:editing-cycles>
    <meta:document-statistic meta:table-count="0" meta:image-count="1" meta:object-count="0" meta:page-count="5" meta:paragraph-count="126" meta:word-count="1562" meta:character-count="8365" meta:non-whitespace-character-count="6887"/>
  </office:meta>
</office:document-meta>
</file>